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automatic-styles/>
  <office:body>
    <office:text>
      <text:p text:style-name="Normal">2024 : L’Ère de l’IA Polyvalente et Accessible</text:p>
      <text:p/>
      <text:p text:style-name="Normal">En 2024, l’intelligence artificielle (IA) n’est plus une promesse lointaine, mais une réalité omniprésente qui transforme notre quotidien. Des assistants virtuels toujours plus intuitifs aux outils de création artistique générée par IA, cette technologie a atteint un niveau d’intégration et d’efficacité inédit. Les avancées en deep learning et en modélisation linguistique ont permis aux systèmes IA de comprendre et d’anticiper les besoins humains avec une précision déconcertante.</text:p>
      <text:p/>
      <text:p text:style-name="Normal">L’un des domaines où l’IA marque le plus les esprits est celui de la productivité professionnelle. Des logiciels comme Copilot (GitHub) ou Jasper AI aident désormais à rédiger des codes informatiques, à générer des rapports ou même à concevoir des stratégies marketing en quelques clics. Cette démocratisation du génie algorithmique réduit les tâches répétitives et permet aux travailleurs de se concentrer sur la créativité et l’analyse.</text:p>
      <text:p/>
      <text:p text:style-name="Normal">Parallèlement, l’IA continue de révolutionner la médecine, avec des diagnostics assistés par algorithmes capables d’interpréter des examens radiologiques plus rapidement que les médecins humains. Des startups développent aussi des modèles prédictifs pour anticiper les maladies chroniques, offrant ainsi un potentiel énorme pour prévenir plutôt que guérir.</text:p>
      <text:p/>
      <text:p text:style-name="Normal">Cependant, cette expansion soulève aussi des questions éthiques majeures. La désinformation propagée par les deepfakes hyperréalistes ou le risque de biais algorithmiques dans certaines décisions automatisées nécessitent une régulation urgente. Les gouvernements tentent ainsi d’imposer cadre légal clair tout en évitant d’étouffer l’innovation.</text:p>
      <text:p/>
      <text:p text:style-name="Normal">En conclusion, 2024 consacre définitivement l’entrée dans une ère dominée par l’IA : puissante allié du progrès… mais dont il faut garder le contrôle éthique et démocratique.</text:p>
      <text:p/>
      <text:p text:style-name="Normal">*(Texte structuré pour refléter un style journalistique concis tout en couvrant plusieurs aspects clés.)*</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styles>
    <style:style style:name="Titre1" style:family="paragraph" style:display-name="Titre1">
      <style:text-properties fo:font-size="18pt" fo:font-weight="bold"/>
    </style:style>
    <style:style style:name="Normal" style:family="paragraph" style:display-name="Normal">
      <style:text-properties fo:font-size="11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